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 ExtraBold" svg:font-family="'Noto Sans JP ExtraBold'" style:font-family-generic="moder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dc4ff" draw:textarea-horizontal-align="justify" draw:textarea-vertical-align="middle" draw:auto-grow-height="false" fo:min-height="6.675cm" fo:min-width="6.7cm" fo:padding-bottom="0.4cm" style:writing-mode="lr-tb"/>
      <style:paragraph-properties style:writing-mode="lr-tb"/>
    </style:style>
    <style:style style:name="gr2" style:family="graphic" style:parent-style-name="standard">
      <style:graphic-properties draw:stroke="none" draw:fill="solid" draw:fill-color="#4dc4ff" draw:textarea-horizontal-align="justify" draw:textarea-vertical-align="middle" draw:auto-grow-height="false" fo:min-height="6.675cm" fo:min-width="6.7cm" fo:padding-bottom="0.13cm" style:writing-mode="lr-tb"/>
      <style:paragraph-properties style:writing-mode="lr-tb"/>
    </style:style>
    <style:style style:name="gr3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3.824cm" fo:min-width="3.574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fill="solid" draw:fill-color="#4dc4ff" draw:textarea-horizontal-align="justify" draw:textarea-vertical-align="middle" draw:auto-grow-height="false" fo:min-height="6.045cm" fo:min-width="11.5cm" fo:padding-bottom="0.13cm" style:writing-mode="lr-tb"/>
      <style:paragraph-properties style:writing-mode="lr-tb"/>
    </style:style>
    <style:style style:name="P1" style:family="paragraph">
      <style:paragraph-properties fo:margin-top="0cm" fo:margin-bottom="0cm" fo:text-align="center"/>
      <style:text-properties style:font-name="Noto Sans JP ExtraBold" fo:font-size="108pt" style:font-name-asian="Noto Sans JP ExtraBold" style:font-size-asian="108pt" style:font-size-complex="108pt"/>
    </style:style>
    <style:style style:name="P2" style:family="paragraph">
      <loext:graphic-properties draw:fill="solid" draw:fill-color="#4dc4ff"/>
      <style:paragraph-properties fo:margin-top="0cm" fo:margin-bottom="0cm" fo:text-align="center" style:writing-mode="lr-tb"/>
      <style:text-properties style:font-name="Noto Sans JP ExtraBold" fo:font-size="108pt" style:font-name-asian="Noto Sans JP ExtraBold" style:font-size-asian="108pt" style:font-size-complex="108pt"/>
    </style:style>
    <style:style style:name="P3" style:family="paragraph">
      <style:paragraph-properties fo:margin-top="0cm" fo:margin-bottom="0cm" fo:text-align="center"/>
      <style:text-properties style:font-name="Noto Sans JP ExtraBold" fo:font-size="36pt" style:font-name-asian="Noto Sans JP ExtraBold" style:font-size-asian="36pt" style:font-size-complex="36pt"/>
    </style:style>
    <style:style style:name="P4" style:family="paragraph">
      <loext:graphic-properties draw:fill="solid" draw:fill-color="#4dc4ff"/>
      <style:paragraph-properties fo:margin-top="0cm" fo:margin-bottom="0cm" fo:text-align="center" style:writing-mode="lr-tb"/>
      <style:text-properties style:font-name="Noto Sans JP ExtraBold" fo:font-size="36pt" style:font-name-asian="Noto Sans JP ExtraBold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  <style:text-properties style:font-name="Noto Sans JP ExtraBold" fo:font-size="36pt" style:font-name-asian="Noto Sans JP ExtraBold" style:font-size-asian="36pt" style:font-size-complex="36pt"/>
    </style:style>
    <style:style style:name="P7" style:family="paragraph">
      <loext:graphic-properties draw:fill="solid" draw:fill-color="#4dc4ff"/>
      <style:paragraph-properties fo:margin-left="0cm" fo:margin-right="0cm" fo:margin-top="0cm" fo:margin-bottom="0cm" fo:text-align="center" fo:text-indent="0cm" style:writing-mode="lr-tb"/>
      <style:text-properties style:font-name="Noto Sans JP ExtraBold" fo:font-size="36pt" style:font-name-asian="Noto Sans JP ExtraBold" style:font-size-asian="36pt" style:font-size-complex="36pt"/>
    </style:style>
    <style:style style:name="T1" style:family="text">
      <style:text-properties style:font-name="Noto Sans JP ExtraBold" fo:font-size="108pt" style:font-name-asian="Noto Sans JP ExtraBold" style:font-size-asian="108pt" style:font-size-complex="108pt"/>
    </style:style>
    <style:style style:name="T2" style:family="text">
      <style:text-properties style:font-name="Noto Sans JP ExtraBold" fo:font-size="36pt" style:font-name-asian="Noto Sans JP Extra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7.2cm" svg:height="7.2cm" svg:x="1cm" svg:y="1cm">
          <text:p text:style-name="P1"><text:span text:style-name="T1">千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2cm" svg:height="7.2cm" svg:x="1cm" svg:y="9cm">
          <text:p text:style-name="P3"><text:span text:style-name="T2">千怪</text:span></text:p>
          <text:p text:style-name="P3"><text:span text:style-name="T2">デッキ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6cm" svg:height="5.76cm" svg:x="9.74cm" svg:y="8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2cm" svg:height="6.3cm" svg:x="1cm" svg:y="18cm">
          <text:p text:style-name="P6"><text:span text:style-name="T2">千怪</text:span></text:p>
          <text:p text:style-name="P6"><text:span text:style-name="T2">デッキ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 ExtraBold" svg:font-family="'Noto Sans JP ExtraBold'" style:font-family-generic="moder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7T20:34:38.992000000</meta:creation-date>
    <dc:date>2025-09-21T10:39:42.743000000</dc:date>
    <meta:editing-duration>PT47M28S</meta:editing-duration>
    <meta:editing-cycles>9</meta:editing-cycles>
    <meta:generator>LibreOffice/7.5.3.2$Windows_X86_64 LibreOffice_project/9f56dff12ba03b9acd7730a5a481eea045e468f3</meta:generator>
    <meta:document-statistic meta:object-count="4"/>
  </office:meta>
</office:document-meta>
</file>